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list-style-name="L2"/>
    <style:style style:name="P3" style:family="paragraph" style:parent-style-name="Preformatted_20_Text" style:list-style-name="L4"/>
    <style:style style:name="P4" style:family="paragraph" style:parent-style-name="Table_20_Contents">
      <style:paragraph-properties fo:margin-left="1.251cm" fo:margin-right="0cm" fo:text-indent="0cm" style:auto-text-indent="false"/>
    </style:style>
    <style:style style:name="P5" style:family="paragraph" style:parent-style-name="Table_20_Contents">
      <style:paragraph-properties fo:margin-left="0cm" fo:margin-right="0cm" fo:text-indent="0cm"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4"/>
    <style:style style:name="P9" style:family="paragraph" style:parent-style-name="Heading_20_2">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rmationen für Entwickler</text:h>
      <text:h text:style-name="Heading_20_2" text:outline-level="2">Wie erstellt man ein Plugin?</text:h>
      <text:list xml:id="list445200123" text:style-name="L1">
        <text:list-item>
          <text:p text:style-name="P6">Man erstellt ein neues Projekt in einer beliebigen IDE und fügt alle JAR-Dateien, aus dem WEB-INF/lib Verzeichnis der JAB Installation, in den Classpath ein.</text:p>
        </text:list-item>
        <text:list-item>
          <text:p text:style-name="P6">Es wird die Datei META-INF/plugin.xml mit folgenden Inhalt erstellt:</text:p>
          <text:p text:style-name="P1">&lt;plugin <text:s/>xmlns:xsi='<text:a xlink:type="simple" xlink:href="http://www.w3.org/2001/XMLSchema-instance">http://www.w3.org/2001/XMLSchema-instance</text:a>' xmlns='<text:a xlink:type="simple" xlink:href="http://dev.sonia.de/schema/plugin-schema">http://dev.sonia.de/schema/plugin-schema</text:a>'&gt;<text:line-break/> <text:s/>&lt;name&gt;example.plugin&lt;/name&gt;<text:line-break/> <text:s/>&lt;display-name&gt;Example-Plugin&lt;/display-name&gt;<text:line-break/> <text:s/>&lt;description&gt;only an example&lt;/description&gt;<text:line-break/> <text:s/>&lt;version&gt;0.1&lt;/version&gt;<text:line-break/> <text:s/>&lt;vendor&gt;Sebastian Sdorra&lt;/vendor&gt;<text:line-break/> <text:s/>&lt;activator&gt;sonia.blog.example.PluginActivator&lt;/activator&gt;<text:line-break/>&lt;/plugin&gt;<text:line-break/></text:p>
        </text:list-item>
        <text:list-item>
          <text:p text:style-name="P6">Es wird die Klasse erstellt die unter „activator“ in der plugin.xml angegeben wurde. Diese Klasse muss von dem Interface „sonia.plugin.Activator“ abgeleitet werden. Zum Beispiel:</text:p>
          <text:p text:style-name="P1">package sonia.blog.example;<text:line-break/><text:line-break/>import sonia.plugin.*;<text:line-break/><text:line-break/>public class PluginActivator implements Activator {<text:line-break/><text:line-break/> public void start( PluginContext ctx ){<text:line-break/> <text:s text:c="2"/>System.out.println( „plugin start“ );<text:line-break/> }<text:line-break/><text:line-break/> public void stop( PluginContext ctx ){<text:line-break/> <text:s text:c="2"/>System.out.println( „plugin stop“ );<text:line-break/> }<text:line-break/><text:line-break/>}<text:line-break/></text:p>
        </text:list-item>
        <text:list-item>
          <text:p text:style-name="P6">Jetzt erstellt man mit Hilfe der IDE eine JAR-Datei und fügt sie anschließend in das WEB-INF/lib Verzeichnis der JAB Installation ein.</text:p>
        </text:list-item>
        <text:list-item>
          <text:p text:style-name="P6">Wenn man jetzt den verwendeten ApplicationServer neu startet ist das Plugin aktiv.</text:p>
        </text:list-item>
      </text:list>
      <text:h text:style-name="Heading_20_2" text:outline-level="2"/>
      <text:h text:style-name="P9" text:outline-level="2">Wie erstellt man ein Macro?</text:h>
      <text:list xml:id="list1140297340" text:style-name="L2">
        <text:list-item>
          <text:p text:style-name="P7">Als erstes erstellt man ein neues Plugin (Anleitung: Wie erstellt man ein Plugin?)</text:p>
        </text:list-item>
        <text:list-item>
          <text:p text:style-name="P7">Jetzt wird eine Klasse erstellt die von der abstrakten Klasse sonia.blog.api.util.AbstractBlogMacro abgeleitet wird. Zum Beispiel:</text:p>
          <text:p text:style-name="P2">package sonia.blog.example.HelloMacro;<text:line-break/><text:line-break/>import sonia.blog.api.util.AbstractBlogMacro;<text:line-break/>import sonia.blog.entity.ContentObject;<text:line-break/>import javax.faces.context.FacesContext;<text:line-break/><text:line-break/>public class HelloMacro extends AbstractBlogMacro {<text:line-break/><text:line-break/> <text:s/>private String name = „nobody“;<text:line-break/><text:line-break/> <text:s/>public void setName( String name ){ this.name = name; }<text:line-break/><text:line-break/> <text:s/>protected String doBody(FacesContext facesContext, String linkBase,</text:p>
          <text:p text:style-name="P2"><text:s text:c="35"/>ContentObject object, String body){<text:line-break/> <text:s text:c="2"/>return „Hello “ + name; <text:line-break/> }<text:line-break/><text:line-break/>}<text:line-break/></text:p>
        </text:list-item>
        <text:list-item>
          <text:p text:style-name="P7">Es muss die Methode „doBody“ überschrieben werden, die als Rückgabewert den String hat der bei Benutzung des Macros in dem Inhalt zu sehen ist. Parameter können als ganz normale Setter definiert werden.</text:p>
        </text:list-item>
        <text:list-item>
          <text:p text:style-name="P7">Jetzt muss das Macro im Activator des Plugins registriert werden. Zum Beispiel:</text:p>
          <text:p text:style-name="P2">package sonia.blog.example;<text:line-break/><text:line-break/>import sonia.plugin.*;<text:line-break/>import sonia.blog.api.app.BlogContext;<text:line-break/><text:line-break/>public class PluginActivator implements Activator {<text:line-break/><text:line-break/> public void start( PluginContext ctx ){<text:line-break/> <text:s text:c="2"/>BlogContext blogCtx = BlogContext.getInstance();<text:line-break/> <text:s text:c="2"/>blogCtx.putMacro( „hello“, HelloMacro.class );<text:line-break/> }<text:line-break/><text:line-break/> public void stop( PluginContext ctx ){<text:line-break/> <text:s text:c="2"/>BlogContext blogCtx = BlogContext.getInstance();<text:line-break/> <text:s text:c="2"/>blogCtx.removeMacro( „hello“ );<text:line-break/> }<text:line-break/><text:line-break/>}<text:line-break/></text:p>
        </text:list-item>
        <text:list-item>
          <text:p text:style-name="P7">Nach dem die neuerzeugte JAR-Datei in das WEB-INF/lib Verzeichnis der JAB-Installation kopiert wurde, muss der ApplicationServer neu gestartet werden. Anschiessend kann das neu erstellte Macro folgendermassen im Editor verwendet werden:</text:p>
          <text:p text:style-name="P7">Eingabe: {hello}Text den man nicht sieht{/hello}<text:line-break/>Ausgabe: Hello nobody<text:line-break/><text:line-break/>Eingabe: {hello:name=Sebastian}{/hello}<text:line-break/>Ausgabe: Hello Sebastian</text:p>
        </text:list-item>
      </text:list>
      <text:p text:style-name="Text_20_body"/>
      <text:h text:style-name="P9" text:outline-level="2">Wie erstellt man einen neuen Authentifizierung Mechanismus?</text:h>
      <text:list xml:id="list217694991" text:style-name="L4">
        <text:list-item>
          <text:p text:style-name="P8">Als erstes erstellt man ein neues Plugin (Anleitung: Wie erstellt man ein Plugin?)</text:p>
        </text:list-item>
        <text:list-item>
          <text:p text:style-name="P8">Jetzt wird eine Klasse erstellt die von der abstrakten Klasse sonia.security.authentication.LoginModule abgeleitet wird. Zum Bespiel:</text:p>
          <text:p text:style-name="P3">package sonia.blog.example;<text:line-break/><text:line-break/>import sonia.security.authentication.LoginModule;<text:line-break/>import sonia.blog.entity.Role;<text:line-break/>import sonia.blog.entity.User;<text:line-break/><text:line-break/>import javax.security.auth.login.LoginException;<text:line-break/>import java.security.Principal;<text:line-break/>import java.util.*;<text:line-break/><text:line-break/>public class ExampleLoginModule extends LoginModule<text:line-break/>{<text:line-break/><text:line-break/> <text:s/>@Override</text:p>
          <text:p text:style-name="P3"><text:s text:c="2"/>public Collection&lt;? extends Principal&gt; getRoles(Principal user){<text:line-break/> <text:s text:c="3"/>List&lt;Role&gt; roles = null;<text:line-break/> <text:s text:c="3"/>if ( user != null ){<text:line-break/> <text:s text:c="5"/>roles = new ArrayList&lt;Role&gt;();<text:line-break/> <text:s text:c="5"/>if ( user.getName().equals( „hans“ ) ){<text:line-break/> <text:s text:c="7"/>roles.add( Role.ADMIN );<text:line-break/> <text:s text:c="5"/>} else if ( user.getName().equals( „uwe“ ) ) {<text:line-break/> <text:s text:c="7"/>roles.add( Role.READER );<text:line-break/> <text:s text:c="5"/>}<text:line-break/> <text:s text:c="3"/>}<text:line-break/> <text:s text:c="3"/>return null;<text:line-break/> <text:s/>}<text:line-break/><text:line-break/> <text:s/>@Override<text:line-break/> <text:s/>protected Principal handleLogin(String username, char[] password)<text:line-break/> <text:s/>throws LoginException {<text:line-break/> <text:s text:c="3"/>User user = null;<text:line-break/> <text:s text:c="3"/>String pwd = new String( password );<text:line-break/> <text:s text:c="3"/>if ( username.equals( „hans“ ) &amp;&amp; pwd.equals( „hans123“ ) ){<text:line-break/> <text:s text:c="5"/>user = createUser( username, pwd );<text:line-break/> <text:s text:c="3"/>}<text:line-break/> <text:s text:c="3"/>else if ( username.equals( „uwe“ ) &amp;&amp; pwd.equals( „uwe123“ ) ){<text:line-break/> <text:s text:c="5"/>user = createUser( username, pwd );<text:line-break/> <text:s text:c="3"/>}<text:line-break/> <text:s text:c="3"/>return user;<text:line-break/> <text:s/>}<text:line-break/><text:line-break/> <text:s/>private User createUser( String username, String password ){<text:line-break/> <text:s text:c="3"/>User user = new User();<text:line-break/> <text:s text:c="3"/>user.setName( username );<text:line-break/> <text:s text:c="3"/>user.setDisplayName( username );<text:line-break/> <text:s text:c="3"/>user.setEmail( username + „@example.net“ );<text:line-break/> <text:s text:c="3"/>user.setPassword( password );<text:line-break/> <text:s text:c="3"/>user.setActive( false );<text:line-break/> <text:s text:c="3"/>user.setSelfManaged( false );<text:line-break/> <text:s text:c="3"/>return user;<text:line-break/> <text:s/>}<text:line-break/><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ebastian Sdorra</meta:initial-creator>
    <meta:creation-date>2009-04-14T16:50:33</meta:creation-date>
    <dc:date>2009-04-14T18:19:44</dc:date>
    <dc:creator>Sebastian Sdorra</dc:creator>
    <meta:editing-duration>PT01H29M15S</meta:editing-duration>
    <meta:editing-cycles>13</meta:editing-cycles>
    <meta:generator>OpenOffice.org/3.0$Unix OpenOffice.org_project/300m9$Build-9358</meta:generator>
    <meta:document-statistic meta:table-count="0" meta:image-count="0" meta:object-count="0" meta:page-count="3" meta:paragraph-count="24" meta:word-count="581" meta:character-count="4842"/>
    <meta:user-defined meta:name="Info 1"/>
    <meta:user-defined meta:name="Info 2"/>
    <meta:user-defined meta:name="Info 3"/>
    <meta:user-defined meta:name="Info 4"/>
  </office:meta>
</office:document-meta>
</file>